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SnipletExtractTask.execut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CodeSnipletExtractTask.setOutputDir( File outpu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SnipletExtractTask.getOutputFileName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SnipletExtractTask.addLine( String li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deSnipletExtractTask.getOutpu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SnipletExtractTask.setStripLeadingSpaces( boolean stripLeading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SnipletExtractTask.isStripLeading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SnipletExtractTask.createOutp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deSnipletExtractTask.addConfiguredFileSet( FileSet 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SnipletExtractTask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deSnipletExtractTask.setOutputFileNamePattern( String outputFileNam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SnipletExtractTask.startSniplet( String id , String fileName , int line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deSnipletExtractTask.endSniplet( String id , String fileName , int line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